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Object1" text:anchor-type="as-char" svg:y="-0.2437in" svg:width="1.8252in" svg:height="0.4165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8T02:58:24.833998745</meta:creation-date>
    <dc:date>2018-06-18T03:25:26.898359344</dc:date>
    <meta:editing-duration>PT16M52S</meta:editing-duration>
    <meta:editing-cycles>1</meta:editing-cycles>
    <meta:document-statistic meta:table-count="0" meta:image-count="0" meta:object-count="1" meta:page-count="1" meta:paragraph-count="1" meta:word-count="0" meta:character-count="0" meta:non-whitespace-character-count="0"/>
    <meta:generator>LibreOffice/5.4.6.2$Linux_X86_64 LibreOffice_project/40m0$Build-2</meta:generator>
  </office:meta>
</office:document-meta>
</file>

<file path=Object 1/content.xml><?xml version="1.0" encoding="utf-8"?>
<math xmlns="http://www.w3.org/1998/Math/MathML" display="block">
  <semantics>
    <mrow>
      <mn>3.5</mn>
      <mrow>
        <mfrac>
          <mn>1</mn>
          <msup>
            <mn>6</mn>
            <mn>0</mn>
          </msup>
        </mfrac>
        <mo stretchy="false">+</mo>
        <mn>2.5</mn>
      </mrow>
      <mrow>
        <mo fence="true" stretchy="false">(</mo>
        <mrow>
          <mrow>
            <mrow>
              <mfrac>
                <mn>1</mn>
                <msup>
                  <mn>6</mn>
                  <mn>1</mn>
                </msup>
              </mfrac>
              <mo stretchy="false">+</mo>
              <mfrac>
                <mn>1</mn>
                <msup>
                  <mn>6</mn>
                  <mn>2</mn>
                </msup>
              </mfrac>
              <mo stretchy="false">+</mo>
              <mfrac>
                <mn>1</mn>
                <msup>
                  <mn>6</mn>
                  <mn>3</mn>
                </msup>
              </mfrac>
            </mrow>
            <mn>...</mn>
          </mrow>
        </mrow>
        <mo fence="true" stretchy="false">)</mo>
      </mrow>
    </mrow>
    <annotation encoding="StarMath 5.0">3.5{1} over {6^0} + 2.5 (  {1} over {6^1}  + {1} over {6^2} +{1} over {6^3} ... ) </annotation>
  </semantics>
</math>
</file>